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22b855" officeooo:paragraph-rsid="0022b855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22b855" officeooo:paragraph-rsid="0022b85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22b855" officeooo:paragraph-rsid="002785c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22b855" officeooo:paragraph-rsid="002a0124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rsid="0022b855" officeooo:paragraph-rsid="0026704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officeooo:rsid="0022b855" officeooo:paragraph-rsid="00290c5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officeooo:rsid="0022b855" officeooo:paragraph-rsid="002a012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weight="normal" officeooo:rsid="0022b855" officeooo:paragraph-rsid="002d8a9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4a892" officeooo:paragraph-rsid="0024a892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Times New Roman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5pt" fo:font-weight="bold" officeooo:rsid="00225fe3" officeooo:paragraph-rsid="00225fe3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25fe3" officeooo:paragraph-rsid="00225fe3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25fe3" officeooo:paragraph-rsid="0022b855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25fe3" officeooo:paragraph-rsid="0024a892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2b855" officeooo:paragraph-rsid="0022b855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officeooo:rsid="00225fe3" officeooo:paragraph-rsid="00225fe3"/>
    </style:style>
    <style:style style:name="P17" style:family="paragraph" style:parent-style-name="Standard">
      <style:text-properties style:font-name="Times New Roman" officeooo:rsid="00225fe3" officeooo:paragraph-rsid="00225fe3"/>
    </style:style>
    <style:style style:name="P18" style:family="paragraph" style:parent-style-name="Standard">
      <style:text-properties style:font-name="Times New Roman" fo:font-weight="bold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weight="bold" officeooo:paragraph-rsid="00225fe3" style:font-weight-asian="bold" style:font-weight-complex="bold"/>
    </style:style>
    <style:style style:name="P20" style:family="paragraph" style:parent-style-name="Standard">
      <style:text-properties style:font-name="Times New Roman" officeooo:paragraph-rsid="00225fe3"/>
    </style:style>
    <style:style style:name="P21" style:family="paragraph" style:parent-style-name="Standard">
      <style:text-properties style:font-name="Times New Roman" officeooo:paragraph-rsid="0022b855"/>
    </style:style>
    <style:style style:name="P22" style:family="paragraph" style:parent-style-name="Standard">
      <style:text-properties style:font-name="Times New Roman" fo:font-weight="normal" officeooo:rsid="001f7273" officeooo:paragraph-rsid="001f7273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Times New Roman" officeooo:paragraph-rsid="0022b855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22b855" officeooo:paragraph-rsid="0022b855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22b855" officeooo:paragraph-rsid="0022b855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2pt" fo:font-weight="normal" officeooo:rsid="0022b855" officeooo:paragraph-rsid="0024a89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24a892" officeooo:paragraph-rsid="0024a892" style:font-size-asian="10.5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size="12pt" fo:font-weight="normal" officeooo:rsid="0022b855" officeooo:paragraph-rsid="0022b855" style:font-size-asian="10.5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size="12pt" fo:font-weight="normal" officeooo:rsid="0022b855" officeooo:paragraph-rsid="0024a892" style:font-size-asian="10.5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size="12pt" fo:font-weight="normal" officeooo:rsid="0024a892" officeooo:paragraph-rsid="0024a892" style:font-size-asian="10.5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font-size="12pt" fo:font-weight="normal" officeooo:rsid="0024a892" officeooo:paragraph-rsid="0024f23c" style:font-size-asian="10.5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fo:font-size="12pt" fo:font-weight="normal" officeooo:rsid="002bdc75" officeooo:paragraph-rsid="002bdc75" style:font-size-asian="10.5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fo:font-size="12pt" fo:font-weight="normal" officeooo:rsid="002bdc75" officeooo:paragraph-rsid="002d8a9f" style:font-size-asian="10.5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size="12pt" fo:font-weight="normal" officeooo:rsid="002bdc75" officeooo:paragraph-rsid="002e4b65" style:font-size-asian="10.5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2pt" fo:font-weight="normal" officeooo:paragraph-rsid="0022b855" style:font-size-asian="10.5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22b855" officeooo:paragraph-rsid="0022b855" style:font-size-asian="10.5pt" style:font-weight-asian="normal" style:font-size-complex="12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2a0124" officeooo:paragraph-rsid="002bdc75" style:font-size-asian="10.5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2bdc75" officeooo:paragraph-rsid="002bdc7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12pt" fo:font-weight="normal" officeooo:rsid="0022b855" officeooo:paragraph-rsid="003530fb" style:font-size-asian="10.5pt" style:font-weight-asian="normal" style:font-size-complex="12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officeooo:paragraph-rsid="003530fb"/>
    </style:style>
    <style:style style:name="P41" style:family="paragraph" style:parent-style-name="Text_20_body">
      <style:paragraph-properties fo:text-align="start" style:justify-single-word="false"/>
      <style:text-properties officeooo:paragraph-rsid="0036bb2d"/>
    </style:style>
    <style:style style:name="P42" style:family="paragraph" style:parent-style-name="Text_20_body">
      <style:paragraph-properties fo:text-align="start" style:justify-single-word="false"/>
      <style:text-properties fo:font-size="12pt" fo:font-weight="normal" officeooo:rsid="002bdc75" officeooo:paragraph-rsid="00334391" style:font-size-asian="10.5pt" style:font-weight-asian="normal" style:font-size-complex="12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font-size="12pt" fo:font-weight="normal" officeooo:rsid="002bdc75" officeooo:paragraph-rsid="002bdc75" style:font-size-asian="10.5pt" style:font-weight-asian="normal" style:font-size-complex="12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font-size="12pt" fo:font-weight="normal" officeooo:rsid="002bdc75" officeooo:paragraph-rsid="003530fb" style:font-size-asian="10.5pt" style:font-weight-asian="normal" style:font-size-complex="12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font-size="12pt" fo:font-weight="normal" officeooo:rsid="002bdc75" officeooo:paragraph-rsid="0036bb2d" style:font-size-asian="10.5pt" style:font-weight-asian="normal" style:font-size-complex="12pt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font-size="12pt" fo:font-weight="normal" officeooo:rsid="002bdc75" officeooo:paragraph-rsid="0037c06c" style:font-size-asian="10.5pt" style:font-weight-asian="normal" style:font-size-complex="12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style:font-name="Times New Roman" fo:font-size="10pt" fo:font-weight="bold" officeooo:rsid="002a0124" officeooo:paragraph-rsid="002e4b65" style:font-size-asian="8.75pt" style:font-weight-asian="bold" style:font-size-complex="10pt" style:font-weight-complex="bold"/>
    </style:style>
    <style:style style:name="P48" style:family="paragraph" style:parent-style-name="Text_20_body">
      <style:paragraph-properties fo:text-align="start" style:justify-single-word="false"/>
      <style:text-properties style:font-name="Times New Roman" fo:font-size="10pt" fo:font-weight="normal" officeooo:rsid="0022b855" officeooo:paragraph-rsid="0022b855" style:font-size-asian="8.75pt" style:font-weight-asian="normal" style:font-size-complex="10pt" style:font-weight-complex="normal"/>
    </style:style>
    <style:style style:name="T1" style:family="text">
      <style:text-properties officeooo:rsid="00225fe3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225fe3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225fe3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022b855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024a892" style:font-size-asian="16pt" style:font-weight-asian="bold" style:font-size-complex="16pt" style:font-weight-complex="bold"/>
    </style:style>
    <style:style style:name="T8" style:family="text">
      <style:text-properties officeooo:rsid="0022b855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f75ac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weight="normal" style:font-weight-asian="normal" style:font-weight-complex="normal"/>
    </style:style>
    <style:style style:name="T14" style:family="text">
      <style:text-properties style:font-name="Times New Roman" fo:font-weight="normal" officeooo:rsid="002d06e2" style:font-weight-asian="normal" style:font-weight-complex="normal"/>
    </style:style>
    <style:style style:name="T15" style:family="text">
      <style:text-properties style:font-name="Times New Roman" fo:font-weight="normal" officeooo:rsid="001a0c46" style:font-weight-asian="normal" style:font-weight-complex="normal"/>
    </style:style>
    <style:style style:name="T16" style:family="text">
      <style:text-properties style:font-name="Times New Roman" fo:font-weight="normal" officeooo:rsid="002d8a9f" style:font-weight-asian="normal" style:font-weight-complex="normal"/>
    </style:style>
    <style:style style:name="T17" style:family="text">
      <style:text-properties style:font-name="Times New Roman" fo:font-weight="normal" officeooo:rsid="002e4b65" style:font-weight-asian="normal" style:font-weight-complex="normal"/>
    </style:style>
    <style:style style:name="T18" style:family="text">
      <style:text-properties style:font-name="Times New Roman" fo:font-weight="normal" officeooo:rsid="002785cc" style:font-weight-asian="normal" style:font-weight-complex="normal"/>
    </style:style>
    <style:style style:name="T19" style:family="text">
      <style:text-properties style:font-name="Times New Roman" fo:font-weight="normal" officeooo:rsid="00290c55" style:font-weight-asian="normal" style:font-weight-complex="normal"/>
    </style:style>
    <style:style style:name="T20" style:family="text">
      <style:text-properties style:font-name="Times New Roman" fo:font-weight="normal" officeooo:rsid="002a0124" style:font-weight-asian="normal" style:font-weight-complex="normal"/>
    </style:style>
    <style:style style:name="T21" style:family="text">
      <style:text-properties style:font-name="Times New Roman" fo:font-weight="normal" officeooo:rsid="0021290b" style:font-weight-asian="normal" style:font-weight-complex="normal"/>
    </style:style>
    <style:style style:name="T22" style:family="text">
      <style:text-properties style:font-name="Times New Roman" fo:font-weight="normal" officeooo:rsid="00334391" style:font-weight-asian="normal" style:font-weight-complex="normal"/>
    </style:style>
    <style:style style:name="T23" style:family="text">
      <style:text-properties style:font-name="Times New Roman" fo:font-weight="normal" officeooo:rsid="002689c9" style:font-size-asian="12pt" style:font-weight-asian="normal" style:font-weight-complex="normal"/>
    </style:style>
    <style:style style:name="T24" style:family="text">
      <style:text-properties style:font-name="Times New Roman" fo:font-weight="normal" officeooo:rsid="002a0124" style:font-size-asian="12pt" style:font-weight-asian="normal" style:font-weight-complex="normal"/>
    </style:style>
    <style:style style:name="T25" style:family="text">
      <style:text-properties style:font-name="Times New Roman" officeooo:rsid="002d8a9f"/>
    </style:style>
    <style:style style:name="T26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27" style:family="text">
      <style:text-properties style:font-name="Times New Roman" fo:font-size="16pt" fo:font-weight="bold" officeooo:rsid="00225fe3" style:font-size-asian="16pt" style:font-weight-asian="bold" style:font-size-complex="16pt" style:font-weight-complex="bold"/>
    </style:style>
    <style:style style:name="T28" style:family="text">
      <style:text-properties style:font-name="Times New Roman" fo:font-size="16pt" fo:font-weight="bold" officeooo:rsid="002a0124" style:font-size-asian="16pt" style:font-weight-asian="bold" style:font-size-complex="16pt" style:font-weight-complex="bold"/>
    </style:style>
    <style:style style:name="T29" style:family="text">
      <style:text-properties style:font-name="Times New Roman" fo:font-size="16pt" fo:font-weight="bold" officeooo:rsid="002d8a9f" style:font-size-asian="16pt" style:font-weight-asian="bold" style:font-size-complex="16pt" style:font-weight-complex="bold"/>
    </style:style>
    <style:style style:name="T30" style:family="text">
      <style:text-properties style:font-name="Times New Roman" fo:font-size="16pt" fo:font-weight="bold" officeooo:rsid="00267048" style:font-size-asian="16pt" style:font-weight-asian="bold" style:font-size-complex="16pt" style:font-weight-complex="bold"/>
    </style:style>
    <style:style style:name="T31" style:family="text">
      <style:text-properties style:font-name="Times New Roman" fo:font-size="16pt" fo:font-weight="bold" officeooo:rsid="00290c55" style:font-size-asian="16pt" style:font-weight-asian="bold" style:font-size-complex="16pt" style:font-weight-complex="bold"/>
    </style:style>
    <style:style style:name="T32" style:family="text">
      <style:text-properties style:font-name="Times New Roman" fo:font-size="16pt" fo:font-weight="bold" officeooo:rsid="002d06e2" style:font-size-asian="16pt" style:font-weight-asian="bold" style:font-size-complex="16pt" style:font-weight-complex="bold"/>
    </style:style>
    <style:style style:name="T33" style:family="text">
      <style:text-properties style:font-name="Times New Roman" fo:font-size="16pt" fo:font-weight="bold" officeooo:rsid="00334391" style:font-size-asian="16pt" style:font-weight-asian="bold" style:font-size-complex="16pt" style:font-weight-complex="bold"/>
    </style:style>
    <style:style style:name="T34" style:family="text">
      <style:text-properties style:font-name="Times New Roman" fo:font-size="16pt" fo:font-weight="bold" officeooo:rsid="003530fb" style:font-size-asian="16pt" style:font-weight-asian="bold" style:font-size-complex="16pt" style:font-weight-complex="bold"/>
    </style:style>
    <style:style style:name="T35" style:family="text">
      <style:text-properties style:font-name="Times New Roman" fo:font-size="16pt" fo:font-weight="normal" officeooo:rsid="00267048" style:font-size-asian="16pt" style:font-weight-asian="normal" style:font-size-complex="16pt" style:font-weight-complex="normal"/>
    </style:style>
    <style:style style:name="T3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37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8" style:family="text">
      <style:text-properties style:font-name="Times New Roman" officeooo:rsid="0024a892"/>
    </style:style>
    <style:style style:name="T39" style:family="text">
      <style:text-properties style:font-name="Times New Roman" officeooo:rsid="002785cc"/>
    </style:style>
    <style:style style:name="T40" style:family="text">
      <style:text-properties style:font-name="Times New Roman" officeooo:rsid="002a0124"/>
    </style:style>
    <style:style style:name="T41" style:family="text">
      <style:text-properties style:font-name="Times New Roman" fo:font-weight="bold" style:font-weight-asian="bold" style:font-weight-complex="bold"/>
    </style:style>
    <style:style style:name="T42" style:family="text">
      <style:text-properties style:font-name="Times New Roman" fo:font-weight="bold" officeooo:rsid="0021290b" style:font-weight-asian="bold" style:font-weight-complex="bold"/>
    </style:style>
    <style:style style:name="T43" style:family="text">
      <style:text-properties style:font-name="Times New Roman" fo:font-weight="bold" officeooo:rsid="002785cc" style:font-weight-asian="bold" style:font-weight-complex="bold"/>
    </style:style>
    <style:style style:name="T44" style:family="text">
      <style:text-properties style:font-name="Times New Roman" fo:font-weight="bold" officeooo:rsid="00290c55" style:font-weight-asian="bold" style:font-weight-complex="bold"/>
    </style:style>
    <style:style style:name="T45" style:family="text">
      <style:text-properties style:font-name="Times New Roman" fo:font-weight="bold" officeooo:rsid="001a0c46" style:font-weight-asian="bold" style:font-weight-complex="bold"/>
    </style:style>
    <style:style style:name="T46" style:family="text">
      <style:text-properties style:font-name="Times New Roman" fo:font-weight="bold" officeooo:rsid="002d8a9f" style:font-weight-asian="bold" style:font-weight-complex="bold"/>
    </style:style>
    <style:style style:name="T47" style:family="text">
      <style:text-properties style:font-name="Times New Roman" fo:font-weight="bold" officeooo:rsid="002e4b65" style:font-weight-asian="bold" style:font-weight-complex="bold"/>
    </style:style>
    <style:style style:name="T48" style:family="text">
      <style:text-properties style:font-name="Times New Roman" fo:font-weight="bold" officeooo:rsid="0024a892" style:font-weight-asian="bold" style:font-weight-complex="bold"/>
    </style:style>
    <style:style style:name="T49" style:family="text">
      <style:text-properties style:font-name="Times New Roman" fo:font-weight="bold" officeooo:rsid="002a0124" style:font-weight-asian="bold" style:font-weight-complex="bold"/>
    </style:style>
    <style:style style:name="T50" style:family="text">
      <style:text-properties style:font-name="Times New Roman" fo:font-weight="bold" officeooo:rsid="002689c9" style:font-size-asian="12pt" style:font-weight-asian="bold" style:font-weight-complex="bold"/>
    </style:style>
    <style:style style:name="T51" style:family="text">
      <style:text-properties style:font-name="Times New Roman" fo:font-weight="bold" officeooo:rsid="002a0124" style:font-size-asian="12pt" style:font-weight-asian="bold" style:font-weight-complex="bold"/>
    </style:style>
    <style:style style:name="T52" style:family="text">
      <style:text-properties style:font-name="Times New Roman" fo:font-size="10pt" fo:font-weight="normal" officeooo:rsid="002d8a9f" style:font-size-asian="8.75pt" style:font-weight-asian="normal" style:font-size-complex="10pt" style:font-weight-complex="normal"/>
    </style:style>
    <style:style style:name="T53" style:family="text">
      <style:text-properties style:font-name="Times New Roman" fo:font-size="10pt" fo:font-weight="normal" officeooo:rsid="002d06e2" style:font-size-asian="8.75pt" style:font-weight-asian="normal" style:font-size-complex="10pt" style:font-weight-complex="normal"/>
    </style:style>
    <style:style style:name="T54" style:family="text">
      <style:text-properties style:font-name="Times New Roman" fo:font-size="10pt" fo:font-weight="bold" officeooo:rsid="0021290b" style:font-size-asian="8.75pt" style:font-weight-asian="bold" style:font-size-complex="10pt" style:font-weight-complex="bold"/>
    </style:style>
    <style:style style:name="T55" style:family="text">
      <style:text-properties officeooo:rsid="002f75ac"/>
    </style:style>
    <style:style style:name="T56" style:family="text">
      <style:text-properties officeooo:rsid="0031817f"/>
    </style:style>
    <style:style style:name="T57" style:family="text">
      <style:text-properties style:font-name="Times New Roman" fo:font-size="12pt" fo:font-weight="normal" officeooo:rsid="003530fb" style:font-size-asian="10.5pt" style:font-weight-asian="normal" style:font-size-complex="12pt" style:font-weight-complex="normal"/>
    </style:style>
    <style:style style:name="T58" style:family="text">
      <style:text-properties style:font-name="Times New Roman" fo:font-size="12pt" fo:font-weight="bold" officeooo:rsid="003530fb" style:font-size-asian="10.5pt" style:font-weight-asian="bold" style:font-size-complex="12pt" style:font-weight-complex="bold"/>
    </style:style>
    <style:style style:name="T59" style:family="text">
      <style:text-properties style:font-name="Times New Roman" fo:font-weight="normal" officeooo:rsid="003530fb" style:font-weight-asian="normal" style:font-weight-complex="normal"/>
    </style:style>
    <style:style style:name="T60" style:family="text">
      <style:text-properties style:font-name="Times New Roman" fo:font-weight="bold" officeooo:rsid="003530fb" style:font-weight-asian="bold" style:font-weight-complex="bold"/>
    </style:style>
    <style:style style:name="T61" style:family="text">
      <style:text-properties style:font-name="Times New Roman" fo:font-weight="bold" officeooo:rsid="0042f845" style:font-weight-asian="bold" style:font-weight-complex="bold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Python Programming Laboratory <text:span text:style-name="T56">(MR25)</text:span></text:p>
      <text:p text:style-name="P12">Viva Questions</text:p>
      <text:p text:style-name="P11"/>
      <text:p text:style-name="P12">Task 1 (Type Casting and Operators)</text:p>
      <text:p text:style-name="P16"/>
      <text:p text:style-name="P10"><text:span text:style-name="T1">1</text:span>. Define <text:span text:style-name="T9">variables </text:span>in Python. What are the <text:span text:style-name="T9">rules for naming variables</text:span>? Give examples.</text:p>
      <text:p text:style-name="P10"/>
      <text:p text:style-name="P10"><text:span text:style-name="T1">2</text:span>. Discuss different <text:span text:style-name="T9">data types</text:span> in Python with examples.</text:p>
      <text:p text:style-name="P10"/>
      <text:p text:style-name="P10"><text:span text:style-name="T1">3</text:span>. Explain <text:span text:style-name="T9">type casting</text:span> in Python with suitable code examples.</text:p>
      <text:p text:style-name="P10"/>
      <text:p text:style-name="P10"><text:span text:style-name="T1">4</text:span>. Discuss <text:span text:style-name="T9">relational operators</text:span> in Python with suitable programs.</text:p>
      <text:p text:style-name="P10"/>
      <text:p text:style-name="P10"><text:span text:style-name="T1">5</text:span>. With examples, illustrate the use of <text:span text:style-name="T9">assignment </text:span><text:span text:style-name="T11">and</text:span><text:span text:style-name="T9"> augmented assignment operators</text:span>.</text:p>
      <text:p text:style-name="P18"/>
      <text:p text:style-name="P10"><text:span text:style-name="T1">6</text:span>. <text:span text:style-name="T55">Give examples of</text:span> <text:span text:style-name="T9">`print()`</text:span> function <text:span text:style-name="T55">using </text:span><text:span text:style-name="T10">“str.format()”</text:span><text:span text:style-name="T55">, and </text:span><text:span text:style-name="T10">“f-strings”</text:span>.</text:p>
      <text:p text:style-name="P10"/>
      <text:p text:style-name="P10"/>
      <text:p text:style-name="P19"><text:span text:style-name="T3">Task 2 <text:s/>(</text:span><text:span text:style-name="T2">Control Structures</text:span><text:span text:style-name="T3">)</text:span></text:p>
      <text:p text:style-name="P10"/>
      <text:p text:style-name="P10">1. Write a Python program using <text:span text:style-name="T9">“if statement”</text:span> to check whether a number is positive.</text:p>
      <text:p text:style-name="P10"/>
      <text:p text:style-name="P20"><text:span text:style-name="T1">2. </text:span>Which statement executes if <text:span text:style-name="T9">condition</text:span> is false? <text:s text:c="2"/></text:p>
      <text:p text:style-name="P20"/>
      <text:p text:style-name="P20"><text:span text:style-name="T1">3.</text:span> Why is <text:span text:style-name="T9">elif</text:span> used?</text:p>
      <text:p text:style-name="P20"/>
      <text:p text:style-name="P17">4. Example of short-hand <text:span text:style-name="T9">“if else”</text:span> statement.</text:p>
      <text:p text:style-name="P17"/>
      <text:p text:style-name="P17">5. How do you write <text:span text:style-name="T9">multi-line comments</text:span>?</text:p>
      <text:p text:style-name="P20"/>
      <text:p text:style-name="P17">6. What is used to define <text:span text:style-name="T9">code blocks</text:span> in Python?</text:p>
      <text:p text:style-name="P20"/>
      <text:p text:style-name="P10"/>
      <text:p text:style-name="P12">Task 3 <text:s/>(Loops)</text:p>
      <text:p text:style-name="P10"/>
      <text:p text:style-name="P21"><text:span text:style-name="T8">1</text:span>. What happens if condition in <text:span text:style-name="T9">“while”</text:span> loop never becomes false?</text:p>
      <text:p text:style-name="P10"/>
      <text:p text:style-name="P10">2. Write a program to print all <text:span text:style-name="T9">even </text:span><text:span text:style-name="T11">and </text:span><text:span text:style-name="T9">odd</text:span> numbers between 1 and 20 using loops.</text:p>
      <text:p text:style-name="P10"/>
      <text:p text:style-name="P22"><text:span text:style-name="T8">3</text:span>. What is the purpose of <text:span text:style-name="T9">else clause</text:span> for a loop? Explain how else works with <text:span text:style-name="T9">for </text:span>and<text:span text:style-name="T9"> while loops</text:span>, with example.</text:p>
      <text:p text:style-name="P22"/>
      <text:p text:style-name="P21"><text:span text:style-name="T8">4. </text:span>Which <text:span text:style-name="T64">keyword</text:span> is used to <text:span text:style-name="T9">exit a loop</text:span>?</text:p>
      <text:p text:style-name="P21"/>
      <text:p text:style-name="P21"><text:span text:style-name="T8">5.</text:span> Which <text:span text:style-name="T9">keyword skips</text:span> current iteration?</text:p>
      <text:p text:style-name="P21"/>
      <text:p text:style-name="P21"><text:span text:style-name="T8">6</text:span>. What does <text:span text:style-name="T9">`pass`</text:span> do?</text:p>
      <text:p text:style-name="P23"><text:soft-page-break/><text:span text:style-name="T5">Task </text:span><text:span text:style-name="T6">4</text:span><text:span text:style-name="T5"> <text:s/>(</text:span><text:span text:style-name="T6">Sequence Types)</text:span></text:p>
      <text:p text:style-name="P15"/>
      <text:p text:style-name="P24">1. What is <text:span text:style-name="T9">string indexing</text:span>?</text:p>
      <text:p text:style-name="P24"/>
      <text:p text:style-name="P1"><text:span text:style-name="T36">2. Write the output of </text:span><text:span text:style-name="Source_20_Text"><text:span text:style-name="T37">"Hello"[1]</text:span></text:span><text:span text:style-name="T36">.</text:span></text:p>
      <text:p text:style-name="P24"/>
      <text:p text:style-name="P24">3. Which method is used to <text:span text:style-name="T9">remove whitespace</text:span> from both ends of a string?</text:p>
      <text:p text:style-name="P24"/>
      <text:p text:style-name="P2"><text:span text:style-name="T12">4. Which keyword is used in </text:span><text:span text:style-name="Strong_20_Emphasis"><text:span text:style-name="T12">list comprehension</text:span></text:span><text:span text:style-name="T12">?</text:span></text:p>
      <text:p text:style-name="P24"/>
      <text:p text:style-name="P2"><text:span text:style-name="T12">5. Differentiate between </text:span><text:span text:style-name="Source_20_Text"><text:span text:style-name="T41">append()</text:span></text:span><text:span text:style-name="T12"> and </text:span><text:span text:style-name="Source_20_Text"><text:span text:style-name="T41">extend()</text:span></text:span><text:span text:style-name="T12"> methods in lists.</text:span></text:p>
      <text:p text:style-name="P24"/>
      <text:p text:style-name="P24">6. Why are <text:span text:style-name="T9">tuples</text:span> faster than <text:span text:style-name="T9">lists</text:span> in Python?</text:p>
      <text:p text:style-name="P24"/>
      <text:p text:style-name="P13"/>
      <text:p text:style-name="P23"><text:span text:style-name="T5">Task </text:span><text:span text:style-name="T6">5</text:span><text:span text:style-name="T5"> <text:s/>(</text:span><text:span text:style-name="T6">Mapping Type and Sets)</text:span></text:p>
      <text:p text:style-name="P15"/>
      <text:p text:style-name="P35"><text:span text:style-name="T8">1. </text:span>Write a <text:span text:style-name="T9">dictionary comprehension </text:span>to create a dictionary of numbers 1 to 5 with their cubes.</text:p>
      <text:p text:style-name="P36">2. How is a <text:span text:style-name="T9">dictionary</text:span> different from a <text:span text:style-name="T9">list</text:span> in Python?</text:p>
      <text:p text:style-name="P36">3. Name one method used with <text:span text:style-name="T9">dictionaries</text:span> to get all keys.</text:p>
      <text:p text:style-name="P28"><text:span text:style-name="T12">4. Write the difference between </text:span><text:span text:style-name="Source_20_Text"><text:span text:style-name="T41">remove()</text:span></text:span><text:span text:style-name="T12"> and </text:span><text:span text:style-name="Source_20_Text"><text:span text:style-name="T41">discard()</text:span></text:span><text:span text:style-name="T12"> in sets.</text:span></text:p>
      <text:p text:style-name="P36">5. Write a program to remove duplicate elements from a <text:span text:style-name="T9">list</text:span> using a <text:span text:style-name="T9">set</text:span>.</text:p>
      <text:p text:style-name="P36">6. Write <text:s/>any four methods of <text:span text:style-name="T9">sets</text:span>.</text:p>
      <text:p text:style-name="P13"/>
      <text:p text:style-name="P25"><text:span text:style-name="T5">Task </text:span><text:span text:style-name="T4">6 (</text:span><text:span text:style-name="T7">Functions</text:span><text:span text:style-name="T4">)</text:span></text:p>
      <text:p text:style-name="P15"/>
      <text:p text:style-name="P27">1. Which <text:span text:style-name="T9">type of argument</text:span> is passed in the same order as defined?</text:p>
      <text:p text:style-name="P27"/>
      <text:p text:style-name="P9"><text:span text:style-name="T12">2. </text:span><text:span text:style-name="Strong_20_Emphasis"><text:span text:style-name="T13">What are </text:span></text:span><text:span text:style-name="Strong_20_Emphasis"><text:span text:style-name="T41">variable-length arguments</text:span></text:span><text:span text:style-name="Strong_20_Emphasis"><text:span text:style-name="T13">?</text:span></text:span></text:p>
      <text:p text:style-name="P27"/>
      <text:p text:style-name="P27">3. Which type of argument provides a <text:span text:style-name="T9">predefined value </text:span>if no value is passed?</text:p>
      <text:p text:style-name="P27"/>
      <text:p text:style-name="P27">4. What happens if you try to access a <text:span text:style-name="T9">local variable</text:span> outside the function?</text:p>
      <text:p text:style-name="P27"/>
      <text:p text:style-name="P27">5. What is the difference between <text:span text:style-name="T9">local</text:span> and <text:span text:style-name="T9">global </text:span>variables?</text:p>
      <text:p text:style-name="P27"/>
      <text:p text:style-name="P27">6. If a <text:span text:style-name="T9">local and global variable</text:span> have the same name, which one is preferred <text:span text:style-name="T9">inside the function</text:span>?</text:p>
      <text:p text:style-name="P27"/>
      <text:p text:style-name="P27"/>
      <text:p text:style-name="P14"/>
      <text:p text:style-name="P14"/>
      <text:p text:style-name="P26"><text:soft-page-break/><text:span text:style-name="T5">Task </text:span><text:span text:style-name="T7">7 (Lambda and Recursive Functions)</text:span></text:p>
      <text:p text:style-name="P36"/>
      <text:p text:style-name="P29"><text:span text:style-name="T38">1. Give one difference between </text:span><text:span text:style-name="Source_20_Text"><text:span text:style-name="T48">def</text:span></text:span><text:span text:style-name="T38"> function and a </text:span><text:span text:style-name="T48">lambda</text:span><text:span text:style-name="T38"> function.</text:span></text:p>
      <text:p text:style-name="P30"><text:span text:style-name="T12">2. How many arguments does </text:span><text:span text:style-name="Source_20_Text"><text:span text:style-name="T41">map()</text:span></text:span><text:span text:style-name="T12"> take?</text:span></text:p>
      <text:p text:style-name="P30"><text:span text:style-name="T12">3. Write a </text:span><text:span text:style-name="Source_20_Text"><text:span text:style-name="T41">filter()</text:span></text:span><text:span text:style-name="T12"> to extract even numbers from </text:span><text:span text:style-name="Source_20_Text"><text:span text:style-name="T12">[1,2,3,4]</text:span></text:span><text:span text:style-name="T12">.</text:span></text:p>
      <text:p text:style-name="P30"><text:span text:style-name="T12">4. What does </text:span><text:span text:style-name="Source_20_Text"><text:span text:style-name="T41">reduce()</text:span></text:span><text:span text:style-name="T12"> do?</text:span></text:p>
      <text:p text:style-name="P30"><text:span text:style-name="T12">5. </text:span><text:span text:style-name="Strong_20_Emphasis"><text:span text:style-name="T13">What is the essential part of a </text:span></text:span><text:span text:style-name="Strong_20_Emphasis"><text:span text:style-name="T41">recursive function</text:span></text:span><text:span text:style-name="Strong_20_Emphasis"><text:span text:style-name="T13">?</text:span></text:span></text:p>
      <text:p text:style-name="P31"><text:span text:style-name="Strong_20_Emphasis"><text:span text:style-name="T13">6. Write a </text:span></text:span><text:span text:style-name="Strong_20_Emphasis"><text:span text:style-name="T41">recursive function</text:span></text:span><text:span text:style-name="Strong_20_Emphasis"><text:span text:style-name="T13"> to calculate the sum of first </text:span></text:span><text:span text:style-name="Source_20_Text"><text:span text:style-name="T12">n</text:span></text:span><text:span text:style-name="Strong_20_Emphasis"><text:span text:style-name="T13"> natural numbers.</text:span></text:span></text:p>
      <text:p text:style-name="P31"><text:span text:style-name="Strong_20_Emphasis"><text:span text:style-name="T13"/></text:span></text:p>
      <text:p text:style-name="P5"><text:span text:style-name="Strong_20_Emphasis"><text:span text:style-name="T27">Task </text:span></text:span><text:span text:style-name="Strong_20_Emphasis"><text:span text:style-name="T30">8</text:span></text:span><text:span text:style-name="Strong_20_Emphasis"><text:span text:style-name="T26"> (</text:span></text:span><text:span text:style-name="Strong_20_Emphasis"><text:span text:style-name="T30">Modules and Packages)</text:span></text:span></text:p>
      <text:p text:style-name="P5"><text:span text:style-name="Strong_20_Emphasis"><text:span text:style-name="T35"/></text:span></text:p>
      <text:p text:style-name="P3"><text:span text:style-name="Strong_20_Emphasis"><text:span text:style-name="T18">1. Differentiate between </text:span></text:span><text:span text:style-name="Source_20_Text"><text:span text:style-name="T43">import math</text:span></text:span><text:span text:style-name="Strong_20_Emphasis"><text:span text:style-name="T18"> and </text:span></text:span><text:span text:style-name="Source_20_Text"><text:span text:style-name="T43">from math import sqrt</text:span></text:span><text:span text:style-name="Strong_20_Emphasis"><text:span text:style-name="T43">.</text:span></text:span></text:p>
      <text:p text:style-name="P3"><text:span text:style-name="Strong_20_Emphasis"><text:span text:style-name="T18"/></text:span></text:p>
      <text:p text:style-name="P3"><text:span text:style-name="Strong_20_Emphasis"><text:span text:style-name="T18">2. Write the steps to create and use a </text:span></text:span><text:span text:style-name="Strong_20_Emphasis"><text:span text:style-name="T43">user-defined module</text:span></text:span><text:span text:style-name="Strong_20_Emphasis"><text:span text:style-name="T18">.</text:span></text:span></text:p>
      <text:p text:style-name="P3"><text:span text:style-name="Strong_20_Emphasis"><text:span text:style-name="T18"/></text:span></text:p>
      <text:p text:style-name="P3"><text:span text:style-name="Strong_20_Emphasis"><text:span text:style-name="T18">3. Write two uses of the </text:span></text:span><text:span text:style-name="Source_20_Text"><text:span text:style-name="T43">random</text:span></text:span><text:span text:style-name="Strong_20_Emphasis"><text:span text:style-name="T43"> module</text:span></text:span><text:span text:style-name="Strong_20_Emphasis"><text:span text:style-name="T18">.</text:span></text:span></text:p>
      <text:p text:style-name="P3"><text:span text:style-name="Strong_20_Emphasis"><text:span text:style-name="T18"/></text:span></text:p>
      <text:p text:style-name="P3"><text:span text:style-name="Strong_20_Emphasis"><text:span text:style-name="T18">4. What is the advantage of using </text:span></text:span><text:span text:style-name="Strong_20_Emphasis"><text:span text:style-name="T43">modules</text:span></text:span><text:span text:style-name="Strong_20_Emphasis"><text:span text:style-name="T18"> in Python?</text:span></text:span></text:p>
      <text:p text:style-name="P3"><text:span text:style-name="Strong_20_Emphasis"><text:span text:style-name="T18"/></text:span></text:p>
      <text:p text:style-name="P3"><text:span text:style-name="Strong_20_Emphasis"><text:span text:style-name="T18">5. How is a </text:span></text:span><text:span text:style-name="Strong_20_Emphasis"><text:span text:style-name="T43">package</text:span></text:span><text:span text:style-name="Strong_20_Emphasis"><text:span text:style-name="T18"> different from a </text:span></text:span><text:span text:style-name="Strong_20_Emphasis"><text:span text:style-name="T43">module</text:span></text:span><text:span text:style-name="Strong_20_Emphasis"><text:span text:style-name="T18">?</text:span></text:span></text:p>
      <text:p text:style-name="P3"><text:span text:style-name="Strong_20_Emphasis"><text:span text:style-name="T18"/></text:span></text:p>
      <text:p text:style-name="P3"><text:span text:style-name="Strong_20_Emphasis"><text:span text:style-name="T18">6. Why are </text:span></text:span><text:span text:style-name="Strong_20_Emphasis"><text:span text:style-name="T43">packages</text:span></text:span><text:span text:style-name="Strong_20_Emphasis"><text:span text:style-name="T18"> important in Python?</text:span></text:span></text:p>
      <text:p text:style-name="P3"><text:span text:style-name="Strong_20_Emphasis"><text:span text:style-name="T18"/></text:span></text:p>
      <text:p text:style-name="P3"><text:span text:style-name="Strong_20_Emphasis"><text:span text:style-name="T18"/></text:span></text:p>
      <text:p text:style-name="P3"><text:span text:style-name="Strong_20_Emphasis"><text:span text:style-name="T18"/></text:span></text:p>
      <text:p text:style-name="P6"><text:span text:style-name="Strong_20_Emphasis"><text:span text:style-name="T27">Task </text:span></text:span><text:span text:style-name="Strong_20_Emphasis"><text:span text:style-name="T31">9</text:span></text:span><text:span text:style-name="Strong_20_Emphasis"><text:span text:style-name="T26"> (</text:span></text:span><text:span text:style-name="Strong_20_Emphasis"><text:span text:style-name="T31">File Operations and Regular Expressions)</text:span></text:span></text:p>
      <text:p text:style-name="P6"><text:span text:style-name="Strong_20_Emphasis"><text:span text:style-name="T31"/></text:span></text:p>
      <text:p text:style-name="P4"><text:span text:style-name="Strong_20_Emphasis"><text:span text:style-name="T19">1. How do </text:span></text:span><text:span text:style-name="Source_20_Text"><text:span text:style-name="T44">json.dump()</text:span></text:span><text:span text:style-name="Strong_20_Emphasis"><text:span text:style-name="T19"> and </text:span></text:span><text:span text:style-name="Source_20_Text"><text:span text:style-name="T44">json.dumps()</text:span></text:span><text:span text:style-name="Strong_20_Emphasis"><text:span text:style-name="T19"> differ?</text:span></text:span></text:p>
      <text:p text:style-name="P4"><text:span text:style-name="Strong_20_Emphasis"><text:span text:style-name="T19"/></text:span></text:p>
      <text:p text:style-name="P4"><text:span text:style-name="Strong_20_Emphasis"><text:span text:style-name="T20">2. List any five file methods.</text:span></text:span></text:p>
      <text:p text:style-name="P4"><text:span text:style-name="Strong_20_Emphasis"><text:span text:style-name="T20"/></text:span></text:p>
      <text:p text:style-name="P4"><text:span text:style-name="Strong_20_Emphasis"><text:span text:style-name="T20">3. What is the purpose of </text:span></text:span><text:span text:style-name="Source_20_Text"><text:span text:style-name="T49">seek()</text:span></text:span><text:span text:style-name="Strong_20_Emphasis"><text:span text:style-name="T20"> method? Give an example.</text:span></text:span></text:p>
      <text:p text:style-name="P4"><text:span text:style-name="Strong_20_Emphasis"><text:span text:style-name="T20"/></text:span></text:p>
      <text:p text:style-name="P4"><text:span text:style-name="Strong_20_Emphasis"><text:span text:style-name="T20">4. Write a Python statement to </text:span></text:span><text:span text:style-name="Strong_20_Emphasis"><text:span text:style-name="T49">open a file</text:span></text:span><text:span text:style-name="Strong_20_Emphasis"><text:span text:style-name="T20"> </text:span></text:span><text:span text:style-name="Source_20_Text"><text:span text:style-name="T40">data.csv</text:span></text:span><text:span text:style-name="Strong_20_Emphasis"><text:span text:style-name="T20"> in </text:span></text:span><text:span text:style-name="Strong_20_Emphasis"><text:span text:style-name="T49">append mode</text:span></text:span><text:span text:style-name="Strong_20_Emphasis"><text:span text:style-name="T20">.</text:span></text:span></text:p>
      <text:p text:style-name="P4"><text:span text:style-name="Strong_20_Emphasis"><text:span text:style-name="T20"/></text:span></text:p>
      <text:p text:style-name="P4"><text:span text:style-name="Strong_20_Emphasis"><text:span text:style-name="T20">5. </text:span></text:span><text:span text:style-name="Strong_20_Emphasis"><text:span text:style-name="T23">Differentiate between </text:span></text:span><text:span text:style-name="Source_20_Text"><text:span text:style-name="T50">re.search()</text:span></text:span><text:span text:style-name="Strong_20_Emphasis"><text:span text:style-name="T23"> and </text:span></text:span><text:span text:style-name="Source_20_Text"><text:span text:style-name="T50">re.match()</text:span></text:span><text:span text:style-name="Strong_20_Emphasis"><text:span text:style-name="T23">.</text:span></text:span></text:p>
      <text:p text:style-name="P4"><text:span text:style-name="Strong_20_Emphasis"><text:span text:style-name="T23"/></text:span></text:p>
      <text:p text:style-name="P4"><text:span text:style-name="Strong_20_Emphasis"><text:span text:style-name="T24">6. Write a </text:span></text:span><text:span text:style-name="Strong_20_Emphasis"><text:span text:style-name="T51">regex pattern</text:span></text:span><text:span text:style-name="Strong_20_Emphasis"><text:span text:style-name="T24"> to validate an Indian mobile number starting with 7, 8, or 9 and having 10 digits.</text:span></text:span></text:p>
      <text:p text:style-name="P36"/>
      <text:p text:style-name="P7"><text:span text:style-name="Strong_20_Emphasis"><text:span text:style-name="T27"/></text:span></text:p>
      <text:p text:style-name="P7"><text:soft-page-break/><text:span text:style-name="Strong_20_Emphasis"><text:span text:style-name="T27">Task </text:span></text:span><text:span text:style-name="Strong_20_Emphasis"><text:span text:style-name="T28">10</text:span></text:span><text:span text:style-name="Strong_20_Emphasis"><text:span text:style-name="T26"> (</text:span></text:span><text:span text:style-name="Strong_20_Emphasis"><text:span text:style-name="T28">Exceptions)</text:span></text:span></text:p>
      <text:p text:style-name="P48"/>
      <text:p text:style-name="P37">1. Differentiate between <text:span text:style-name="T9">syntax error </text:span>and<text:span text:style-name="T9"> runtime error</text:span>.</text:p>
      <text:p text:style-name="P38">2. Give an example of <text:span text:style-name="T9">raising an exception</text:span> manually.</text:p>
      <text:p text:style-name="P32"><text:span text:style-name="T12">3. </text:span><text:span text:style-name="Strong_20_Emphasis"><text:span text:style-name="T21">What happens if </text:span></text:span><text:span text:style-name="Strong_20_Emphasis"><text:span text:style-name="T42">except</text:span></text:span><text:span text:style-name="Strong_20_Emphasis"><text:span text:style-name="T21"> clause is written without any Exception type?</text:span></text:span></text:p>
      <text:p text:style-name="P32"><text:span text:style-name="Strong_20_Emphasis"><text:span text:style-name="T13">4. What is the purpose of the </text:span></text:span><text:span text:style-name="Source_20_Text"><text:span text:style-name="T41">else</text:span></text:span><text:span text:style-name="Strong_20_Emphasis"><text:span text:style-name="T41"> block</text:span></text:span><text:span text:style-name="Strong_20_Emphasis"><text:span text:style-name="T13"> in exception handling?</text:span></text:span></text:p>
      <text:p text:style-name="P32"><text:span text:style-name="Strong_20_Emphasis"><text:span text:style-name="T13">5. Name two </text:span></text:span><text:span text:style-name="Strong_20_Emphasis"><text:span text:style-name="T41">built-in exceptions</text:span></text:span><text:span text:style-name="Strong_20_Emphasis"><text:span text:style-name="T13"> in Python.</text:span></text:span></text:p>
      <text:p text:style-name="P32"><text:span text:style-name="Strong_20_Emphasis"><text:span text:style-name="T13">6. What is the use of the </text:span></text:span><text:span text:style-name="Source_20_Text"><text:span text:style-name="T41">finally</text:span></text:span><text:span text:style-name="Strong_20_Emphasis"><text:span text:style-name="T41"> block</text:span></text:span><text:span text:style-name="Strong_20_Emphasis"><text:span text:style-name="T13">?</text:span></text:span></text:p>
      <text:p text:style-name="P32"><text:span text:style-name="Strong_20_Emphasis"><text:span text:style-name="T54"/></text:span></text:p>
      <text:p text:style-name="P8"><text:span text:style-name="Strong_20_Emphasis"><text:span text:style-name="T27">Task </text:span></text:span><text:span text:style-name="Strong_20_Emphasis"><text:span text:style-name="T28">1</text:span></text:span><text:span text:style-name="Strong_20_Emphasis"><text:span text:style-name="T34">1</text:span></text:span><text:span text:style-name="Strong_20_Emphasis"><text:span text:style-name="T26"> (</text:span></text:span><text:span text:style-name="Strong_20_Emphasis"><text:span text:style-name="T33">Object Oriented Programming</text:span></text:span><text:span text:style-name="Strong_20_Emphasis"><text:span text:style-name="T29">)</text:span></text:span></text:p>
      <text:p text:style-name="P33"><text:span text:style-name="Strong_20_Emphasis"><text:span text:style-name="T52"/></text:span></text:p>
      <text:p text:style-name="P42"><text:span text:style-name="Strong_20_Emphasis"><text:span text:style-name="T14">1. </text:span></text:span><text:span text:style-name="Strong_20_Emphasis"><text:span text:style-name="T15">Differentiate between </text:span></text:span><text:span text:style-name="Strong_20_Emphasis"><text:span text:style-name="T45">class attribute</text:span></text:span><text:span text:style-name="Strong_20_Emphasis"><text:span text:style-name="T15"> and </text:span></text:span><text:span text:style-name="Strong_20_Emphasis"><text:span text:style-name="T45">instance attribute</text:span></text:span><text:span text:style-name="Strong_20_Emphasis"><text:span text:style-name="T15">.</text:span></text:span></text:p>
      <text:p text:style-name="P42"><text:span text:style-name="Strong_20_Emphasis"><text:span text:style-name="T16">2. How is </text:span></text:span><text:span text:style-name="Source_20_Text"><text:span text:style-name="T46">self</text:span></text:span><text:span text:style-name="Strong_20_Emphasis"><text:span text:style-name="T16"> used inside a class? Give an example.</text:span></text:span></text:p>
      <text:p text:style-name="P46"><text:span text:style-name="Strong_20_Emphasis"><text:span text:style-name="T16">3. What is the </text:span></text:span><text:span text:style-name="Strong_20_Emphasis"><text:span text:style-name="T46">default return type</text:span></text:span><text:span text:style-name="Strong_20_Emphasis"><text:span text:style-name="T16"> of a </text:span></text:span><text:span text:style-name="Strong_20_Emphasis"><text:span text:style-name="T46">method</text:span></text:span><text:span text:style-name="Strong_20_Emphasis"><text:span text:style-name="T16"> if </text:span></text:span><text:span text:style-name="Source_20_Text"><text:span text:style-name="T25">return</text:span></text:span><text:span text:style-name="Strong_20_Emphasis"><text:span text:style-name="T16"> is not used?</text:span></text:span></text:p>
      <text:p text:style-name="P42"><text:span text:style-name="Source_20_Text"><text:span text:style-name="T25">4. </text:span></text:span><text:span text:style-name="Strong_20_Emphasis"><text:span text:style-name="T16">Explain the </text:span></text:span><text:span text:style-name="Strong_20_Emphasis"><text:span text:style-name="T46">role of methods in classes</text:span></text:span><text:span text:style-name="Strong_20_Emphasis"><text:span text:style-name="T16"> with an example.</text:span></text:span></text:p>
      <text:p text:style-name="P42"><text:span text:style-name="Strong_20_Emphasis"><text:span text:style-name="T16">5. What is the purpose of the </text:span></text:span><text:span text:style-name="Source_20_Text"><text:span text:style-name="T46">__init__()</text:span></text:span><text:span text:style-name="Strong_20_Emphasis"><text:span text:style-name="T16"> method in a class?</text:span></text:span></text:p>
      <text:p text:style-name="P46"><text:span text:style-name="Strong_20_Emphasis"><text:span text:style-name="T16">6. </text:span></text:span><text:span text:style-name="Strong_20_Emphasis"><text:span text:style-name="T17">What is the advantage of </text:span></text:span><text:span text:style-name="Strong_20_Emphasis"><text:span text:style-name="T47">inheritance</text:span></text:span><text:span text:style-name="Strong_20_Emphasis"><text:span text:style-name="T17">?</text:span></text:span></text:p>
      <text:p text:style-name="P34"><text:span text:style-name="Strong_20_Emphasis"><text:span text:style-name="T22">7</text:span></text:span><text:span text:style-name="Strong_20_Emphasis"><text:span text:style-name="T16">. What </text:span></text:span><text:span text:style-name="Strong_20_Emphasis"><text:span text:style-name="T46">type of inheritance</text:span></text:span><text:span text:style-name="Strong_20_Emphasis"><text:span text:style-name="T16"> allows a class to inherit from </text:span></text:span><text:span text:style-name="Strong_20_Emphasis"><text:span text:style-name="T46">more than one parent</text:span></text:span><text:span text:style-name="Strong_20_Emphasis"><text:span text:style-name="T16">?</text:span></text:span></text:p>
      <text:p text:style-name="P34"><text:span text:style-name="Strong_20_Emphasis"><text:span text:style-name="T22">8</text:span></text:span><text:span text:style-name="Strong_20_Emphasis"><text:span text:style-name="T17">. Which symbols are used for </text:span></text:span><text:span text:style-name="Strong_20_Emphasis"><text:span text:style-name="T47">private</text:span></text:span><text:span text:style-name="Strong_20_Emphasis"><text:span text:style-name="T17"> and </text:span></text:span><text:span text:style-name="Strong_20_Emphasis"><text:span text:style-name="T47">protected attributes</text:span></text:span><text:span text:style-name="Strong_20_Emphasis"><text:span text:style-name="T17"> in Python?</text:span></text:span></text:p>
      <text:p text:style-name="P46"><text:span text:style-name="Strong_20_Emphasis"><text:span text:style-name="T22">9</text:span></text:span><text:span text:style-name="Strong_20_Emphasis"><text:span text:style-name="T17">. Difference between </text:span></text:span><text:span text:style-name="Strong_20_Emphasis"><text:span text:style-name="T47">encapsulation</text:span></text:span><text:span text:style-name="Strong_20_Emphasis"><text:span text:style-name="T17"> and </text:span></text:span><text:span text:style-name="Strong_20_Emphasis"><text:span text:style-name="T47">polymorphism</text:span></text:span><text:span text:style-name="Strong_20_Emphasis"><text:span text:style-name="T17">.</text:span></text:span></text:p>
      <text:p text:style-name="P34"><text:span text:style-name="Strong_20_Emphasis"><text:span text:style-name="T22">10</text:span></text:span><text:span text:style-name="Strong_20_Emphasis"><text:span text:style-name="T17">. Differentiate between </text:span></text:span><text:span text:style-name="Strong_20_Emphasis"><text:span text:style-name="T47">method overloading </text:span></text:span><text:span text:style-name="Strong_20_Emphasis"><text:span text:style-name="T17">and</text:span></text:span><text:span text:style-name="Strong_20_Emphasis"><text:span text:style-name="T47"> method overriding</text:span></text:span><text:span text:style-name="Strong_20_Emphasis"><text:span text:style-name="T17">.</text:span></text:span></text:p>
      <text:p text:style-name="P47"/>
      <text:p text:style-name="P39"><text:span text:style-name="Strong_20_Emphasis"><text:span text:style-name="T27">Task </text:span></text:span><text:span text:style-name="Strong_20_Emphasis"><text:span text:style-name="T28">1</text:span></text:span><text:span text:style-name="Strong_20_Emphasis"><text:span text:style-name="T34">2</text:span></text:span><text:span text:style-name="Strong_20_Emphasis"><text:span text:style-name="T26"> (</text:span></text:span><text:span text:style-name="Strong_20_Emphasis"><text:span text:style-name="T33">GUI programming</text:span></text:span><text:span text:style-name="Strong_20_Emphasis"><text:span text:style-name="T32">)</text:span></text:span></text:p>
      <text:p text:style-name="P44"><text:span text:style-name="Strong_20_Emphasis"><text:span text:style-name="T53"/></text:span></text:p>
      <text:p text:style-name="P45"><text:span text:style-name="Strong_20_Emphasis"><text:span text:style-name="T59">1. Which </text:span></text:span><text:span text:style-name="Strong_20_Emphasis"><text:span text:style-name="T60">Python library</text:span></text:span><text:span text:style-name="Strong_20_Emphasis"><text:span text:style-name="T59"> is used to create the GUI?</text:span></text:span></text:p>
      <text:p text:style-name="P45"><text:span text:style-name="Strong_20_Emphasis"><text:span text:style-name="T59">2. What is a </text:span></text:span><text:span text:style-name="Strong_20_Emphasis"><text:span text:style-name="T61">w</text:span></text:span><text:span text:style-name="Strong_20_Emphasis"><text:span text:style-name="T60">idget</text:span></text:span><text:span text:style-name="Strong_20_Emphasis"><text:span text:style-name="T59">?</text:span></text:span></text:p>
      <text:p text:style-name="P41"><text:span text:style-name="Strong_20_Emphasis"><text:span text:style-name="T57">3. List any </text:span></text:span><text:span text:style-name="Strong_20_Emphasis"><text:span text:style-name="T58">5 building blocks</text:span></text:span><text:span text:style-name="Strong_20_Emphasis"><text:span text:style-name="T57"> of GUI.</text:span></text:span></text:p>
      <text:p text:style-name="P40"><text:span text:style-name="Strong_20_Emphasis"><text:span text:style-name="T57">4. </text:span></text:span><text:span text:style-name="Strong_20_Emphasis"><text:span text:style-name="T59">What is the purpose of </text:span></text:span><text:span text:style-name="Strong_20_Emphasis"><text:span text:style-name="Source_20_Text"><text:span text:style-name="T60">root = tk.Tk()</text:span></text:span></text:span><text:span text:style-name="Strong_20_Emphasis"><text:span text:style-name="T59">?</text:span></text:span></text:p>
      <text:p text:style-name="P40"><text:span text:style-name="Strong_20_Emphasis"><text:span text:style-name="T59">5. What is </text:span></text:span><text:span text:style-name="Strong_20_Emphasis"><text:span text:style-name="Source_20_Text"><text:span text:style-name="T59">r</text:span></text:span></text:span><text:span text:style-name="Strong_20_Emphasis"><text:span text:style-name="Source_20_Text"><text:span text:style-name="T60">oot.mainloop()</text:span></text:span></text:span><text:span text:style-name="Strong_20_Emphasis"><text:span text:style-name="T59">?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19T15:43:34.776464997</meta:creation-date>
    <dc:date>2025-11-18T12:24:05.194517565</dc:date>
    <meta:editing-duration>PT2H55M10S</meta:editing-duration>
    <meta:editing-cycles>43</meta:editing-cycles>
    <meta:generator>LibreOffice/6.4.7.2$Linux_X86_64 LibreOffice_project/40$Build-2</meta:generator>
    <meta:document-statistic meta:table-count="0" meta:image-count="0" meta:object-count="0" meta:page-count="4" meta:paragraph-count="89" meta:word-count="817" meta:character-count="4654" meta:non-whitespace-character-count="3918"/>
  </office:meta>
</office:document-meta>
</file>